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8000014840000148494C6DA5C4B01B2B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2" style:family="graphic" style:parent-style-name="standard">
      <style:graphic-properties draw:stroke="dash" draw:stroke-dash="Fine_20_Dashed" svg:stroke-color="#000000" draw:opacity="0%" draw:opacity-name="" draw:textarea-horizontal-align="justify" draw:textarea-vertical-align="middle" draw:auto-grow-height="false" fo:min-height="2.35cm" fo:min-width="5.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1.55cm" fo:min-width="5.5cm"/>
    </style:style>
    <style:style style:name="gr17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2.95cm" fo:min-width="5.5cm"/>
    </style:style>
    <style:style style:name="gr18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1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35cm" fo:min-width="5.3cm"/>
    </style:style>
    <style:style style:name="gr20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35cm" fo:min-width="5.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5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</style:style>
    <style:style style:name="P8" style:family="paragraph">
      <style:text-properties fo:font-size="18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color="#cccccc"/>
    </style:style>
    <style:style style:name="P18" style:family="paragraph">
      <loext:graphic-properties draw:fill-color="#ffffff"/>
      <style:paragraph-properties fo:text-align="center"/>
      <style:text-properties fo:color="#cccccc" style:font-name="Accanthis ADF Std"/>
    </style:style>
    <style:style style:name="P19" style:family="paragraph">
      <style:paragraph-properties fo:text-align="center"/>
      <style:text-properties fo:color="#cccccc" fo:font-size="18pt"/>
    </style:style>
    <style:style style:name="P20" style:family="paragraph">
      <loext:graphic-properties draw:fill-color="#ffffff" draw:opacity="0%"/>
      <style:paragraph-properties fo:text-align="center"/>
      <style:text-properties fo:color="#cccccc" style:font-name="Accanthis ADF Std" fo:font-size="18pt"/>
    </style:style>
    <style:style style:name="P21" style:family="paragraph">
      <loext:graphic-properties draw:fill="none"/>
      <style:paragraph-properties fo:text-align="center"/>
      <style:text-properties style:text-underline-style="none"/>
    </style:style>
    <style:style style:name="P22" style:family="paragraph">
      <style:text-properties style:text-underline-style="none"/>
    </style:style>
    <style:style style:name="P23" style:family="paragraph">
      <loext:graphic-properties draw:fill="none" draw:fill-color="#ffffff"/>
      <style:text-properties style:text-underline-style="none"/>
    </style:style>
    <style:style style:name="P24" style:family="paragraph">
      <style:text-properties fo:font-size="18pt" style:text-underline-style="none"/>
    </style:style>
    <style:style style:name="P25" style:family="paragraph">
      <loext:graphic-properties draw:fill="none" draw:fill-color="#ffffff"/>
      <style:text-properties fo:font-size="18pt" style:text-underline-style="none"/>
    </style:style>
    <style:style style:name="T1" style:family="text">
      <style:text-properties style:font-name="Accanthis ADF Std"/>
    </style:style>
    <style:style style:name="T2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Accanthis ADF Std" fo:font-weight="bold" style:font-weight-asian="bold" style:font-weight-complex="bold"/>
    </style:style>
    <style:style style:name="T4" style:family="text">
      <style:text-properties fo:color="#cccccc" style:font-name="Accanthis ADF St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Accanthis ADF Std" fo:font-size="16pt" style:font-size-asian="16pt" style:font-size-complex="16pt"/>
    </style:style>
    <style:style style:name="T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</text:span><text:span text:style-name="T1">et</text:span><text:span text:style-name="T1">e</text:span><text:span text:style-name="T1">c</text:span><text:span text:style-name="T1">ci</text:span><text:span text:style-name="T1">ó</text:span><text:span text:style-name="T1">n </text:span><text:span text:style-name="T1">d</text:span><text:span text:style-name="T1">e </text:span></text:p>
          <text:p text:style-name="P2"><text:span text:style-name="T1">la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btención de </text:span><text:span text:style-name="T1">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btención de Altur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 </text:span><text:span text:style-name="T1">y </text:span></text:p>
          <text:p text:style-name="P2"><text:span text:style-name="T1">Altura 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6" draw:layer="layout" svg:width="6.59cm" svg:height="0.962cm" svg:x="10cm" svg:y="1.2cm">
          <draw:text-box>
            <text:p text:style-name="P5">esquemaGeneral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etección manual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ulo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</text:span></text:p>
          <text:p text:style-name="P2"><text:span text:style-name="T1">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5" draw:text-style-name="P6" draw:layer="layout" svg:width="3.529cm" svg:height="0.962cm" svg:x="12.2cm" svg:y="1.6cm">
          <draw:text-box>
            <text:p text:style-name="P5">proto1.p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5" draw:text-style-name="P9" draw:layer="layout" svg:width="9.227cm" svg:height="0.962cm" svg:x="7.8cm" svg:y="1.4cm">
          <draw:text-box>
            <text:p text:style-name="P8">esquemaDeteccionManual.png</text:p>
          </draw:text-box>
        </draw:frame>
        <draw:g>
          <draw:frame draw:style-name="gr7" draw:text-style-name="P10" draw:layer="layout" svg:width="4cm" svg:height="4cm" svg:x="11.8cm" svg:y="3.5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8" draw:text-style-name="P12" draw:layer="layout" svg:width="2.4cm" svg:height="0.7cm" svg:x="12.7cm" svg:y="4.2cm">
            <text:p text:style-name="P11"><text:span text:style-name="T2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4" draw:layer="layout" svg:width="5.8cm" svg:height="1.8cm" svg:x="11cm" svg:y="8.1cm">
          <text:p text:style-name="P13"><text:span text:style-name="T1">Obtener imagen de </text:span></text:p>
          <text:p text:style-name="P13"><text:span text:style-name="T1">Profundidad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2.6cm" svg:x="11cm" svg:y="11.2cm">
          <text:p text:style-name="P13"><text:span text:style-name="T1">Binarizar imagen a </text:span></text:p>
          <text:p text:style-name="P13"><text:span text:style-name="T1">través de umbral</text:span></text:p>
          <text:p text:style-name="P13"><text:span text:style-name="T1"><text:s/></text:span><text:span text:style-name="T1">dado por el </text:span><text:span text:style-name="T1">usuario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8cm" svg:height="2.4cm" svg:x="11cm" svg:y="15.2cm">
          <text:p text:style-name="P13"><text:span text:style-name="T1">Hallar el contorno</text:span></text:p>
          <text:p text:style-name="P13"><text:span text:style-name="T1">en la imagen </text:span></text:p>
          <text:p text:style-name="P13"><text:span text:style-name="T1">binarizad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9.9cm" svg:x2="13.8cm" svg:y2="11.2cm">
          <text:p/>
        </draw:line>
        <draw:line draw:style-name="gr4" draw:text-style-name="P4" draw:layer="layout" svg:x1="13.8cm" svg:y1="13.8cm" svg:x2="13.8cm" svg:y2="15.2cm">
          <text:p/>
        </draw:line>
        <draw:line draw:style-name="gr4" draw:text-style-name="P4" draw:layer="layout" svg:x1="13.8cm" svg:y1="6cm" svg:x2="13.8cm" svg:y2="8.1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2" draw:text-style-name="P16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.8cm" svg:height="1.8cm" svg:x="10.1cm" svg:y="4.7cm">
          <text:p text:style-name="P13"><text:span text:style-name="T3">Módulo de </text:span></text:p>
          <text:p text:style-name="P13"><text:span text:style-name="T3">Detecció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729cm" svg:height="0.962cm" svg:x="9.2cm" svg:y="1.6cm">
          <draw:text-box>
            <text:p text:style-name="P5">esquemaPosicion.png</text:p>
          </draw:text-box>
        </draw:frame>
        <draw:custom-shape draw:style-name="gr9" draw:text-style-name="P14" draw:layer="layout" svg:width="5.8cm" svg:height="1.8cm" svg:x="10.1cm" svg:y="8.4cm">
          <text:p text:style-name="P13"><text:span text:style-name="T1">Obtener contorno </text:span></text:p>
          <text:p text:style-name="P13"><text:span text:style-name="T1">detectad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5.8cm" svg:height="2.5cm" svg:x="10.1cm" svg:y="11.6cm">
          <text:p text:style-name="P13"><text:span text:style-name="T1">Calcul</text:span><text:span text:style-name="T1">ar </text:span><text:span text:style-name="T1">centroi</text:span><text:span text:style-name="T1">de </text:span></text:p>
          <text:p text:style-name="P13"><text:span text:style-name="T1"><text:s/></text:span><text:span text:style-name="T1">de la </text:span><text:span text:style-name="T1">figura </text:span><text:span text:style-name="T1">genera</text:span><text:span text:style-name="T1">da </text:span></text:p>
          <text:p text:style-name="P13"><text:span text:style-name="T1">del </text:span><text:span text:style-name="T1">contor</text:span><text:span text:style-name="T1">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4" draw:text-style-name="P14" draw:layer="layout" svg:width="5.8cm" svg:height="2.3cm" svg:x="10.1cm" svg:y="15.5cm">
          <text:p text:style-name="P13"><text:span text:style-name="T1">Almacenar </text:span></text:p>
          <text:p text:style-name="P13"><text:span text:style-name="T1">posición en </text:span></text:p>
          <text:p text:style-name="P13"><text:span text:style-name="T1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9" draw:text-style-name="P14" draw:layer="layout" svg:width="5.8cm" svg:height="1.8cm" svg:x="8.8cm" svg:y="6.6cm">
          <text:p text:style-name="P13"><text:span text:style-name="T1">Ob</text:span><text:span text:style-name="T1">ten</text:span><text:span text:style-name="T1">er </text:span><text:span text:style-name="T1">po</text:span><text:span text:style-name="T1">sici</text:span><text:span text:style-name="T1">ón </text:span></text:p>
          <text:p text:style-name="P13"><text:span text:style-name="T1">del </text:span><text:span text:style-name="T1">arc</text:span><text:span text:style-name="T1">hiv</text:span><text:span text:style-name="T1">o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47cm" svg:height="0.962cm" svg:x="7.8cm" svg:y="2.8cm">
          <draw:text-box>
            <text:p text:style-name="P5">esquemaProyeccion.png</text:p>
          </draw:text-box>
        </draw:frame>
        <draw:custom-shape draw:style-name="gr11" draw:text-style-name="P14" draw:layer="layout" svg:width="5.8cm" svg:height="2.4cm" svg:x="8.8cm" svg:y="9.7cm">
          <text:p text:style-name="P13"><text:span text:style-name="T1">Posicionar la cámara</text:span></text:p>
          <text:p text:style-name="P13"><text:span text:style-name="T1">en la misma </text:span></text:p>
          <text:p text:style-name="P13"><text:span text:style-name="T1">posició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8cm" svg:height="2.4cm" svg:x="8.8cm" svg:y="13.3cm">
          <text:p text:style-name="P13"><text:span text:style-name="T1">Orientar la cámara</text:span></text:p>
          <text:p text:style-name="P13"><text:span text:style-name="T1"><text:s/></text:span><text:span text:style-name="T1">en el centro del </text:span></text:p>
          <text:p text:style-name="P13"><text:span text:style-name="T1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g>
          <draw:custom-shape draw:style-name="gr2" draw:text-style-name="P3" draw:layer="layout" svg:width="6cm" svg:height="1.8cm" svg:x="14.3cm" svg:y="4.601cm">
            <text:p text:style-name="P2"><text:span text:style-name="T1">Detecc</text:span><text:span text:style-name="T1">ión </text:span><text:span text:style-name="T1">autom</text:span><text:span text:style-name="T1">ática</text:span></text:p>
            <text:p text:style-name="P2"><text:span text:style-name="T1"><text:s/></text:span><text:span text:style-name="T1">de la </text:span><text:span text:style-name="T1">Person</text:span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14.3cm" svg:y="7.401cm">
            <text:p text:style-name="P2"><text:span text:style-name="T1">Cálculo de </text:span><text:span text:style-name="T1">Altura</text:span></text:p>
            <text:p text:style-name="P2"><text:span text:style-name="T1"><text:s/></text:span><text:span text:style-name="T1">de la </text:span><text:span text:style-name="T1">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cm" svg:height="3.2cm" svg:x="14.3cm" svg:y="10.201cm">
            <text:p text:style-name="P2"><text:span text:style-name="T1">Proyección de </text:span></text:p>
            <text:p text:style-name="P2"><text:span text:style-name="T1">escenario 3D con </text:span></text:p>
            <text:p text:style-name="P2"><text:span text:style-name="T1">base en la Posición y</text:span></text:p>
            <text:p text:style-name="P2"><text:span text:style-name="T1">Altura de la Person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3cm" svg:y1="6.401cm" svg:x2="17.3cm" svg:y2="7.401cm">
            <text:p/>
          </draw:line>
          <draw:line draw:style-name="gr4" draw:text-style-name="P4" draw:layer="layout" svg:x1="17.3cm" svg:y1="9.201cm" svg:x2="17.3cm" svg:y2="10.201cm">
            <text:p/>
          </draw:line>
        </draw:g>
        <draw:frame draw:style-name="gr15" draw:text-style-name="P6" draw:layer="layout" svg:width="3.529cm" svg:height="1cm" svg:x="11.6cm" svg:y="0.4cm">
          <draw:text-box>
            <text:p text:style-name="P5">proto2.png</text:p>
          </draw:text-box>
        </draw:frame>
        <draw:g>
          <draw:custom-shape draw:style-name="gr16" draw:text-style-name="P18" draw:layer="layout" svg:width="6cm" svg:height="1.8cm" svg:x="4.6cm" svg:y="4.6cm">
            <text:p text:style-name="P17"><text:span text:style-name="T4">D</text:span><text:span text:style-name="T4">e</text:span><text:span text:style-name="T4">t</text:span><text:span text:style-name="T4">e</text:span><text:span text:style-name="T4">c</text:span><text:span text:style-name="T4">c</text:span><text:span text:style-name="T4">i</text:span><text:span text:style-name="T4">ó</text:span><text:span text:style-name="T4">n </text:span><text:span text:style-name="T4">m</text:span><text:span text:style-name="T4">a</text:span><text:span text:style-name="T4">n</text:span><text:span text:style-name="T4">u</text:span><text:span text:style-name="T4">a</text:span><text:span text:style-name="T4">l</text:span></text:p>
            <text:p text:style-name="P17"><text:span text:style-name="T4"><text:s/></text:span><text:span text:style-name="T4">d</text:span><text:span text:style-name="T4">e </text:span><text:span text:style-name="T4">l</text:span><text:span text:style-name="T4">a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6cm" svg:height="1.8cm" svg:x="4.6cm" svg:y="7.4cm">
            <text:p text:style-name="P17"><text:span text:style-name="T4">C</text:span><text:span text:style-name="T4">á</text:span><text:span text:style-name="T4">l</text:span><text:span text:style-name="T4">c</text:span><text:span text:style-name="T4">u</text:span><text:span text:style-name="T4">l</text:span><text:span text:style-name="T4">o</text:span><text:span text:style-name="T4"> </text:span><text:span text:style-name="T4">d</text:span><text:span text:style-name="T4">e</text:span><text:span text:style-name="T4"> </text:span><text:span text:style-name="T4">P</text:span><text:span text:style-name="T4">o</text:span><text:span text:style-name="T4">s</text:span><text:span text:style-name="T4">i</text:span><text:span text:style-name="T4">c</text:span><text:span text:style-name="T4">i</text:span><text:span text:style-name="T4">ó</text:span><text:span text:style-name="T4">n</text:span></text:p>
            <text:p text:style-name="P17"><text:span text:style-name="T4"><text:s/>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8" draw:layer="layout" svg:width="6cm" svg:height="3.2cm" svg:x="4.6cm" svg:y="10.2cm">
            <text:p text:style-name="P17"><text:span text:style-name="T4">P</text:span><text:span text:style-name="T4">r</text:span><text:span text:style-name="T4">o</text:span><text:span text:style-name="T4">y</text:span><text:span text:style-name="T4">e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/text:p>
            <text:p text:style-name="P17"><text:span text:style-name="T4">e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3</text:span><text:span text:style-name="T4">D</text:span><text:span text:style-name="T4"> </text:span><text:span text:style-name="T4">c</text:span><text:span text:style-name="T4">o</text:span><text:span text:style-name="T4">n</text:span><text:span text:style-name="T4"> </text:span></text:p>
            <text:p text:style-name="P17"><text:span text:style-name="T4">b</text:span><text:span text:style-name="T4">a</text:span><text:span text:style-name="T4">s</text:span><text:span text:style-name="T4">e</text:span><text:span text:style-name="T4"> </text:span><text:span text:style-name="T4">e</text:span><text:span text:style-name="T4">n</text:span><text:span text:style-name="T4"> </text:span><text:span text:style-name="T4">l</text:span><text:span text:style-name="T4">a</text:span><text:span text:style-name="T4"> </text:span><text:span text:style-name="T4">P</text:span><text:span text:style-name="T4">o</text:span><text:span text:style-name="T4">s</text:span><text:span text:style-name="T4">i</text:span><text:span text:style-name="T4">c</text:span><text:span text:style-name="T4">i</text:span><text:span text:style-name="T4">ó</text:span><text:span text:style-name="T4">n</text:span></text:p>
            <text:p text:style-name="P17"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/text:p>
            <draw:enhanced-geometry svg:viewBox="0 0 21600 21600" draw:type="rectangle" draw:enhanced-path="M 0 0 L 21600 0 21600 21600 0 21600 0 0 Z N"/>
          </draw:custom-shape>
          <draw:line draw:style-name="gr18" draw:text-style-name="P4" draw:layer="layout" svg:x1="7.6cm" svg:y1="6.4cm" svg:x2="7.6cm" svg:y2="7.4cm">
            <text:p/>
          </draw:line>
          <draw:line draw:style-name="gr18" draw:text-style-name="P4" draw:layer="layout" svg:x1="7.6cm" svg:y1="9.2cm" svg:x2="7.6cm" svg:y2="10.2cm">
            <text:p/>
          </draw:line>
        </draw:g>
        <draw:custom-shape draw:style-name="gr19" draw:text-style-name="P20" draw:layer="layout" svg:width="5.8cm" svg:height="0.6cm" svg:x="4.6cm" svg:y="2.6cm">
          <text:p text:style-name="P19"><text:span text:style-name="T4">P</text:span><text:span text:style-name="T4">r</text:span><text:span text:style-name="T4">o</text:span><text:span text:style-name="T4">t</text:span><text:span text:style-name="T4">o</text:span><text:span text:style-name="T4">t</text:span><text:span text:style-name="T4">i</text:span><text:span text:style-name="T4">p</text:span><text:span text:style-name="T4">o</text:span><text:span text:style-name="T4"> 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8cm" svg:height="0.6cm" svg:x="14.3cm" svg:y="2.635cm">
          <text:p text:style-name="P13"><text:span text:style-name="T1">P</text:span><text:span text:style-name="T1">r</text:span><text:span text:style-name="T1">o</text:span><text:span text:style-name="T1">t</text:span><text:span text:style-name="T1">o</text:span><text:span text:style-name="T1">t</text:span><text:span text:style-name="T1">i</text:span><text:span text:style-name="T1">p</text:span><text:span text:style-name="T1">o</text:span><text:span text:style-name="T1"> 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0.6cm" svg:y1="5.6cm" svg:x2="14.4cm" svg:y2="5.6cm">
          <text:p/>
        </draw:line>
        <draw:line draw:style-name="gr4" draw:text-style-name="P21" draw:layer="layout" svg:x1="10.6cm" svg:y1="8.4cm" svg:x2="14.3cm" svg:y2="8.4cm">
          <text:p/>
        </draw:line>
        <draw:line draw:style-name="gr4" draw:text-style-name="P21" draw:layer="layout" svg:x1="10.6cm" svg:y1="11.8cm" svg:x2="14.3cm" svg:y2="11.8cm">
          <text:p/>
        </draw:line>
        <draw:frame draw:style-name="gr5" draw:text-style-name="P23" draw:layer="layout" svg:width="1.899cm" svg:height="0.763cm" svg:x="11.4cm" svg:y="5cm">
          <draw:text-box>
            <text:p text:style-name="P22"><text:span text:style-name="T5">m</text:span><text:span text:style-name="T5">e</text:span><text:span text:style-name="T5">j</text:span><text:span text:style-name="T5">o</text:span><text:span text:style-name="T5">r</text:span><text:span text:style-name="T5">a</text:span></text:p>
          </draw:text-box>
        </draw:frame>
        <draw:frame draw:style-name="gr5" draw:text-style-name="P23" draw:layer="layout" svg:width="1.95cm" svg:height="0.763cm" svg:x="11.401cm" svg:y="7.801cm">
          <draw:text-box>
            <text:p text:style-name="P22"><text:span text:style-name="T5">a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/text:p>
          </draw:text-box>
        </draw:frame>
        <draw:frame draw:style-name="gr5" draw:text-style-name="P23" draw:layer="layout" svg:width="1.95cm" svg:height="0.763cm" svg:x="11.401cm" svg:y="11.201cm">
          <draw:text-box>
            <text:p text:style-name="P22"><text:span text:style-name="T5">a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g>
          <draw:frame draw:style-name="gr7" draw:text-style-name="P10" draw:layer="layout" svg:width="4cm" svg:height="4cm" svg:x="6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8" draw:text-style-name="P12" draw:layer="layout" svg:width="2.4cm" svg:height="0.7cm" svg:x="7.7cm" svg:y="2.5cm">
            <text:p text:style-name="P11"><text:span text:style-name="T2">K</text:span><text:span text:style-name="T2">in</text:span><text:span text:style-name="T2">e</text:span><text:span text:style-name="T2">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4" draw:layer="layout" svg:width="5cm" svg:height="1.3cm" svg:x="6.4cm" svg:y="6cm">
          <text:p text:style-name="P13"><text:span text:style-name="T6">Binarizar imagen </text:span></text:p>
          <text:p text:style-name="P13"><text:span text:style-name="T6">con umbral actual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5cm" svg:height="1cm" svg:x="6.4cm" svg:y="9.1cm">
          <text:p text:style-name="P13"><text:span text:style-name="T6">Detectar contorno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" draw:id="id2" draw:layer="layout" svg:width="4.6cm" svg:height="1cm" svg:x="14.4cm" svg:y="9.1cm">
          <text:p text:style-name="P13"><text:span text:style-name="T6">Aumenta</text:span><text:span text:style-name="T6">r umbral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1" draw:id="id1" draw:layer="layout" svg:width="5cm" svg:height="1.9cm" svg:x="6.4cm" svg:y="12cm">
          <text:p text:style-name="P13"><text:span text:style-name="T6">Calcu</text:span><text:span text:style-name="T6">lar </text:span><text:span text:style-name="T6">área </text:span><text:span text:style-name="T6">del </text:span></text:p>
          <text:p text:style-name="P13"><text:span text:style-name="T6"><text:s/></text:span><text:span text:style-name="T6">rectá</text:span><text:span text:style-name="T6">ngulo </text:span><text:span text:style-name="T6">que </text:span></text:p>
          <text:p text:style-name="P13"><text:span text:style-name="T6"><text:s/></text:span><text:span text:style-name="T6">conti</text:span><text:span text:style-name="T6">ene </text:span><text:span text:style-name="T6">el </text:span><text:span text:style-name="T6">conto</text:span><text:span text:style-name="T6">rno 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" draw:id="id3" draw:layer="layout" svg:width="4.6cm" svg:height="1cm" svg:x="19.7cm" svg:y="9.1cm">
          <text:p text:style-name="P13"><text:span text:style-name="T6">Dism</text:span><text:span text:style-name="T6">inuir </text:span><text:span text:style-name="T6">umbr</text:span><text:span text:style-name="T6">al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xml:id="id4" draw:id="id4" draw:layer="layout" svg:width="5cm" svg:height="2.1cm" svg:x="6.4cm" svg:y="15.8cm">
          <text:p text:style-name="P13"><text:span text:style-name="T6">Se </text:span><text:span text:style-name="T6">dete</text:span><text:span text:style-name="T6">ctó </text:span><text:span text:style-name="T6">cont</text:span><text:span text:style-name="T6">orn</text:span><text:span text:style-name="T6">o</text:span></text:p>
          <text:p text:style-name="P13"><text:span text:style-name="T6">de </text:span><text:span text:style-name="T6">la </text:span><text:span text:style-name="T6">cabe</text:span><text:span text:style-name="T6">za </text:span><text:span text:style-name="T6">de </text:span><text:span text:style-name="T6">la</text:span></text:p>
          <text:p text:style-name="P13"><text:span text:style-name="T6">pers</text:span><text:span text:style-name="T6">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8cm" svg:y1="4.4cm" svg:x2="8.8cm" svg:y2="6cm">
          <text:p/>
        </draw:line>
        <draw:line draw:style-name="gr4" draw:text-style-name="P4" draw:layer="layout" svg:x1="8.8cm" svg:y1="7.3cm" svg:x2="8.8cm" svg:y2="9.1cm">
          <text:p/>
        </draw:line>
        <draw:line draw:style-name="gr4" draw:text-style-name="P4" draw:layer="layout" svg:x1="8.8cm" svg:y1="10.1cm" svg:x2="8.8cm" svg:y2="12cm">
          <text:p/>
        </draw:line>
        <draw:line draw:style-name="gr26" draw:text-style-name="P4" draw:layer="layout" svg:x1="11.4cm" svg:y1="9.6cm" svg:x2="14.4cm" svg:y2="9.6cm">
          <text:p/>
        </draw:line>
        <draw:connector draw:style-name="gr4" draw:text-style-name="P4" draw:layer="layout" svg:x1="11.4cm" svg:y1="12.95cm" svg:x2="16.7cm" svg:y2="10.1cm" draw:start-shape="id1" draw:start-glue-point="1" draw:end-shape="id2" draw:end-glue-point="2" svg:d="M11400 12950h5300v-2850" svg:viewBox="0 0 5301 2851">
          <text:p/>
        </draw:connector>
        <draw:connector draw:style-name="gr4" draw:text-style-name="P4" draw:layer="layout" svg:x1="11.4cm" svg:y1="12.95cm" svg:x2="22cm" svg:y2="10.1cm" draw:start-shape="id1" draw:start-glue-point="1" draw:end-shape="id3" draw:end-glue-point="2" svg:d="M11400 12950h10600v-2850" svg:viewBox="0 0 10601 2851">
          <text:p/>
        </draw:connector>
        <draw:connector draw:style-name="gr4" draw:text-style-name="P4" draw:layer="layout" svg:x1="8.9cm" svg:y1="13.9cm" svg:x2="8.9cm" svg:y2="15.8cm" draw:start-shape="id1" draw:start-glue-point="2" draw:end-shape="id4" draw:end-glue-point="0" svg:d="M8900 13900v1900" svg:viewBox="0 0 1 1901">
          <text:p/>
        </draw:connector>
        <draw:frame draw:style-name="gr27" draw:text-style-name="P25" draw:layer="layout" svg:width="3.545cm" svg:height="1.199cm" svg:x="11.255cm" svg:y="9.001cm">
          <draw:text-box>
            <text:p text:style-name="P24"><text:span text:style-name="T7">No se detectó </text:span></text:p>
            <text:p text:style-name="P24"><text:span text:style-name="T7">contorno</text:span></text:p>
          </draw:text-box>
        </draw:frame>
        <draw:frame draw:style-name="gr27" draw:text-style-name="P25" draw:layer="layout" svg:width="3.545cm" svg:height="1.199cm" svg:x="8.756cm" svg:y="10.302cm">
          <draw:text-box>
            <text:p text:style-name="P24"><text:span text:style-name="T7">S</text:span><text:span text:style-name="T7">e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ó</text:span><text:span text:style-name="T7"> </text:span></text:p>
            <text:p text:style-name="P24"><text:span text:style-name="T7">c</text:span><text:span text:style-name="T7">o</text:span><text:span text:style-name="T7">n</text:span><text:span text:style-name="T7">t</text:span><text:span text:style-name="T7">o</text:span><text:span text:style-name="T7">r</text:span><text:span text:style-name="T7">n</text:span><text:span text:style-name="T7">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05T13:51:42.152020764</dc:date>
    <meta:editing-duration>PT25M4S</meta:editing-duration>
    <meta:editing-cycles>7</meta:editing-cycles>
    <meta:generator>LibreOffice/5.1.6.2$Linux_X86_64 LibreOffice_project/10m0$Build-2</meta:generator>
    <meta:document-statistic meta:object-count="113"/>
  </office:meta>
</office:document-meta>
</file>